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Light" svg:font-family="'DejaVu Sans Light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d7b" officeooo:paragraph-rsid="00032d7b"/>
    </style:style>
    <style:style style:name="P2" style:family="paragraph" style:parent-style-name="Standard" style:list-style-name="L1">
      <style:text-properties officeooo:rsid="00032d7b" officeooo:paragraph-rsid="00032d7b"/>
    </style:style>
    <style:style style:name="P3" style:family="paragraph" style:parent-style-name="Standard">
      <style:text-properties fo:font-weight="bold" officeooo:rsid="00032d7b" officeooo:paragraph-rsid="00032d7b" style:font-weight-asian="bold" style:font-weight-complex="bold"/>
    </style:style>
    <style:style style:name="P4" style:family="paragraph" style:parent-style-name="Standard">
      <style:text-properties officeooo:rsid="00045dca" officeooo:paragraph-rsid="00045dca"/>
    </style:style>
    <style:style style:name="P5" style:family="paragraph" style:parent-style-name="Standard">
      <style:text-properties officeooo:rsid="00048f60" officeooo:paragraph-rsid="00048f60"/>
    </style:style>
    <style:style style:name="T1" style:family="text">
      <style:text-properties officeooo:rsid="00045d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ydYnni web</text:p>
      <text:p text:style-name="P1"/>
      <text:list xml:id="list7537494396054788939" text:style-name="L1">
        <text:list-item>
          <text:p text:style-name="P2">API used by hubs needs to reference the correct club</text:p>
        </text:list-item>
      </text:list>
      <text:p text:style-name="P1"/>
      <text:p text:style-name="P1">/<text:span text:style-name="T1">home/cydynni/cydynni.php</text:span></text:p>
      <text:p text:style-name="P1">/<text:span text:style-name="T1">load_household_summary_day</text:span></text:p>
      <text:p text:style-name="P1"/>
      <text:p text:style-name="P4">update_hydro</text:p>
      <text:p text:style-name="P4">update_community</text:p>
      <text:p text:style-name="P4">forecast</text:p>
      <text:p text:style-name="P4">emoncms_bulkimport_user.php</text:p>
      <text:p text:style-name="P4"/>
      <text:p text:style-name="P5">I need to update the login to user username.</text:p>
      <text:p text:style-name="P5"/>
      <text:p text:style-name="P5">How about providing the option to login with either username or email. Lets try 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Light" svg:font-family="'DejaVu Sans Light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 Light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Light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 Light" fo:font-family="'DejaVu Sans Light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 Light" fo:font-family="'DejaVu Sans Light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 Light" fo:font-family="'DejaVu Sans Light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" fo:font-family="'DejaVu Sans Light'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2:15:08.984072469</meta:creation-date>
    <dc:date>2018-03-02T18:11:49.098069535</dc:date>
    <meta:editing-duration>PT2H49M23S</meta:editing-duration>
    <meta:editing-cycles>1</meta:editing-cycles>
    <meta:document-statistic meta:table-count="0" meta:image-count="0" meta:object-count="0" meta:page-count="1" meta:paragraph-count="10" meta:word-count="43" meta:character-count="307" meta:non-whitespace-character-count="274"/>
    <meta:generator>LibreOffice/5.1.6.2$Linux_X86_64 LibreOffice_project/10m0$Build-2</meta:generator>
  </office:meta>
</office:document-meta>
</file>